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804a" officeooo:paragraph-rsid="00083857"/>
    </style:style>
    <style:style style:name="P2" style:family="paragraph" style:parent-style-name="Standard">
      <style:text-properties officeooo:rsid="00083857" officeooo:paragraph-rsid="00083857"/>
    </style:style>
    <style:style style:name="P3" style:family="paragraph" style:parent-style-name="Standard">
      <style:text-properties officeooo:rsid="0011804a" officeooo:paragraph-rsid="00083857"/>
    </style:style>
    <style:style style:name="P4" style:family="paragraph" style:parent-style-name="Standard">
      <style:text-properties officeooo:rsid="00083857" officeooo:paragraph-rsid="00083857"/>
    </style:style>
    <style:style style:name="P5" style:family="paragraph" style:parent-style-name="Standard">
      <style:text-properties officeooo:rsid="00083857" officeooo:paragraph-rsid="00092f82"/>
    </style:style>
    <style:style style:name="P6" style:family="paragraph" style:parent-style-name="Standard">
      <style:text-properties officeooo:rsid="001350d8" officeooo:paragraph-rsid="00092f82"/>
    </style:style>
    <style:style style:name="P7" style:family="paragraph" style:parent-style-name="Standard">
      <style:text-properties officeooo:rsid="00092f82" officeooo:paragraph-rsid="00092f82"/>
    </style:style>
    <style:style style:name="P8" style:family="paragraph">
      <style:paragraph-properties fo:text-align="center"/>
    </style:style>
    <style:style style:name="T1" style:family="text">
      <style:text-properties officeooo:rsid="00092f82"/>
    </style:style>
    <style:style style:name="gr1" style:family="graphic">
      <style:graphic-properties draw:stroke="solid" draw:stroke-dash="Dashed_20__28_var_29__20_5" svg:stroke-width="0.71mm" svg:stroke-color="#000000" svg:stroke-opacity="0%" draw:stroke-linejoin="round" draw:fill-color="#00cc00" draw:opacity="50%" draw:textarea-horizontal-align="center" draw:textarea-vertical-align="middle" fo:padding-top="0.35mm" fo:padding-bottom="0.35mm" fo:padding-left="0.35mm" fo:padding-right="0.35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4" svg:stroke-width="0.71mm" svg:stroke-color="#000000" svg:stroke-opacity="100%" draw:stroke-linejoin="round" svg:stroke-linecap="butt" draw:textarea-horizontal-align="center" draw:textarea-vertical-align="middle" fo:padding-top="0.35mm" fo:padding-bottom="0.35mm" fo:padding-left="0.35mm" fo:padding-right="0.35m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polygon text:anchor-type="page" text:anchor-page-number="0" draw:z-index="0" draw:name="turtle" draw:style-name="gr1" draw:text-style-name="P8" drawooo:display="printer" svg:width="0mm" svg:height="0mm" svg:x="105.07mm" svg:y="106.19mm" svg:viewBox="0 0 0 0" draw:points="0,0">
        <text:p/>
      </draw:polygon>
      <draw:path text:anchor-type="page" text:anchor-page-number="0" draw:z-index="1" draw:style-name="gr2" draw:text-style-name="P8" svg:width="24.72mm" svg:height="12.18mm" draw:transform="rotate (1.5707963267949) translate (98.9718055555555mm 127.388055555556mm)" svg:viewBox="0 0 2473 1219" svg:d="M0 610h706l352-610M707 609l353 610M707 610h706l353-610M1415 609l352 610M1415 610h705l353-610M2120 609l353 610">
        <text:p/>
      </draw:path>
      <text:p text:style-name="P5">HIDETURTLE</text:p>
      <text:p text:style-name="P1">PENSIZE 2</text:p>
      <text:p text:style-name="P1">L = 20</text:p>
      <text:p text:style-name="P1">A = 60</text:p>
      <text:p text:style-name="P1"/>
      <text:p text:style-name="P6">PICTURE “/home/arf/Didattica/LIBRELOGO/fiocco-di-neve-<text:span text:style-name="T1">ramo</text:span>.svg” [</text:p>
      <text:p text:style-name="P1">REPEAT 3 [</text:p>
      <text:p text:style-name="P1"><text:tab/>FORWARD L</text:p>
      <text:p text:style-name="P1"><text:tab/>LEFT A</text:p>
      <text:p text:style-name="P1"><text:tab/>FORWARD L</text:p>
      <text:p text:style-name="P1"><text:tab/>PENUP BACK L PENDOWN</text:p>
      <text:p text:style-name="P1"><text:tab/>RIGHT A*2</text:p>
      <text:p text:style-name="P1"><text:tab/>FORWARD L</text:p>
      <text:p text:style-name="P1"><text:tab/>PENUP BACK L PENDOWN</text:p>
      <text:p text:style-name="P1"><text:tab/>LEFT A</text:p>
      <text:p text:style-name="P2">]</text:p>
      <text:p text:style-name="P2"/>
      <text:p text:style-name="P7">]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_20_4" draw:display-name="Dashed (var) 4" draw:style="rect" draw:dots1="1" draw:distance="0mm"/>
    <draw:stroke-dash draw:name="Dashed_20__28_var_29__20_5" draw:display-name="Dashed (var) 5" draw:style="rect" draw:dots2="1" draw:dots2-length="0.2mm" draw:distance="0.2mm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4T08:16:52.785762054</meta:creation-date>
    <dc:title>template-default</dc:title>
    <meta:generator>LibreOffice/4.2.8.2$Linux_x86 LibreOffice_project/420m0$Build-2</meta:generator>
    <meta:editing-duration>PT29S</meta:editing-duration>
    <meta:editing-cycles>4</meta:editing-cycles>
    <dc:date>2016-08-19T17:28:28.749559418</dc:date>
    <meta:document-statistic meta:table-count="0" meta:image-count="0" meta:object-count="0" meta:page-count="1" meta:paragraph-count="16" meta:word-count="37" meta:character-count="204" meta:non-whitespace-character-count="175"/>
    <meta:template xlink:type="simple" xlink:actuate="onRequest" xlink:title="template-default" xlink:href="../../../.config/libreoffice/4/user/template/template-default.ott" meta:date="2016-08-14T08:16:52.560300570"/>
  </office:meta>
</office:document-meta>
</file>